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in" fo:margin-right="0in" fo:text-indent="-0.25in" style:auto-text-indent="false"/>
    </style:style>
    <style:style style:name="P3" style:family="paragraph" style:parent-style-name="Standard" style:list-style-name="L1">
      <style:paragraph-properties fo:margin-left="0in" fo:margin-right="0in" fo:text-indent="-0.25in" style:auto-text-indent="false"/>
    </style:style>
    <style:style style:name="P4" style:family="paragraph" style:parent-style-name="Standard" style:list-style-name="L1">
      <style:paragraph-properties fo:margin-left="0in" fo:margin-right="0in" fo:text-indent="0.0075in" style:auto-text-indent="false"/>
    </style:style>
    <style:style style:name="P5" style:family="paragraph" style:parent-style-name="Standard">
      <style:paragraph-properties fo:margin-left="0in" fo:margin-right="0in" fo:text-indent="0.3126in" style:auto-text-indent="false"/>
    </style:style>
    <style:style style:name="P6" style:family="paragraph" style:parent-style-name="Standard">
      <style:paragraph-properties fo:margin-left="0in" fo:margin-right="0in" fo:text-indent="0.3346in" style:auto-text-indent="false"/>
    </style:style>
    <style:style style:name="P7" style:family="paragraph" style:parent-style-name="Standard" style:list-style-name="L2">
      <style:paragraph-properties fo:margin-left="0in" fo:margin-right="0in" fo:text-indent="0.3346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.5063in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сновная и центральная задача – связать всех “агентов” так чтоб связи были все без исключения динамическими, то есть не только прямые связи (в коде “direct link”) должны пристутствовать в системе, но и обратные (в коде “feedback link”) (разумеется с задержкой).</text:p>
      <text:p text:style-name="Standard">Возникают три совершенно логичных вопроса:</text:p>
      <text:list xml:id="list483582624" text:style-name="L1">
        <text:list-item>
          <text:p text:style-name="P1">В чем между ними принципиальная разница</text:p>
        </text:list-item>
        <text:list-item>
          <text:p text:style-name="P1">Со всеми ли элементами мы таким образом связываемся</text:p>
        </text:list-item>
        <text:list-item>
          <text:p text:style-name="P1">Как синхронизировать сигнал обратной связи с сигналом прямой связи (когда агенту приходит сообщение от обратной связи одновременно(1) с сообщением от прямой.</text:p>
        </text:list-item>
      </text:list>
      <text:p text:style-name="Standard"/>
      <text:list xml:id="list1493333566" text:continue-numbering="true" text:style-name="L1">
        <text:list-header>
          <text:p text:style-name="P3">Решение 1:</text:p>
        </text:list-header>
      </text:list>
      <text:p text:style-name="P6">1. </text:p>
      <text:list xml:id="list2031659028" text:continue-numbering="true" text:style-name="L1">
        <text:list-header>
          <text:p text:style-name="P3">Решение 2:</text:p>
        </text:list-header>
      </text:list>
      <text:p text:style-name="P8">Связываться со входами специализированых агентов (агенты сенсоры, агенты реализаторы и проч.) обратными связями не имеет логического обоснования. Связь с сами собой у агента тоже не имеет смысла.</text:p>
      <text:p text:style-name="P2"/>
      <text:list xml:id="list2159854815" text:continue-numbering="true" text:style-name="L1">
        <text:list-header>
          <text:p text:style-name="P4">Решение 3:</text:p>
        </text:list-header>
      </text:list>
      <text:list xml:id="list825435013" text:style-name="L2">
        <text:list-item>
          <text:list>
            <text:list-item>
              <text:p text:style-name="P7">Мы считаем все сигналы равноценными и просто суммируем их на сумматоре агента не различая источника. При этом если мы например получили некий пакет содержание которого предполагает наличие продолжения или иного логичного развиятия действия в этом направлении, то в этом случае мы усилим соответствующий сигнал на входе агентов.</text:p>
            </text:list-item>
            <text:list-item>
              <text:p text:style-name="P7">Учитываем вид синала и обрабатываем раздельно имея при этом два значения ны выходе большее из которых <text:s/>мы передаем по связям.</text:p>
            </text:list-item>
          </text:list>
        </text:list-item>
      </text:list>
      <text:p text:style-name="P2"/>
      <text:p text:style-name="P5">Времяисчисление в сети:</text:p>
      <text:p text:style-name="P5">Как синхронизирующия момент время в буквальном понимании этого термина нас в сети мало интересует. Под термином время сети будем понимать номер цикла работы. За один цикл группа агентов одного уровня производит обработку пришедших сообщение и передают результат по связям. Тем самым достигается упорядоченность обработки сигналов.</text:p>
      <text:p text:style-name="P5"/>
      <text:p text:style-name="P5">Передаточная функция агента:</text:p>
      <text:p text:style-name="P5">Пока я вижу это пункт примерно так – на входе стоит некий сумматор (если входов несколько то и сумматоров соотвественно так же несколько) который накапливает и суммирует в себе значения приходящие со связей. Далее сумма передается некому блоку обработки. Который, по моему субъективному мнению и пока мало чем подкрепляемому, представляет из себя звено мертвой зоны, звено гистерезиса, звено общего усиления сиганала. </text:p>
      <text:p text:style-name="P5">Очевидно что на сумматор всегда будет что то приходить, а потому должен быть какой то <text:span text:style-name="T1">порог срабатывания</text:span>, дабы таким незамысловатым спосбом скомпенсировать маловажные незначительные внешние воздействия. Далее, чтобы после активации агента сеть помнила о том, что это событие произошло, необходимо еще некоторое время подержать его активным. <text:span text:style-name="T1">Звено гистерезиса.</text:span> Снятие активности происходит по истечению времени, а так же по отрицательным входным воздеиствиям, которые иначе можно назвать запирающими.</text:p>
      <text:p text:style-name="P5">Отсюда возникает новая задача как <text:span text:style-name="T1">собрать воедино влияние времени и влияние отрицательного входа</text:span>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1-12-28T01:04:46</meta:creation-date>
    <meta:document-statistic meta:table-count="0" meta:image-count="0" meta:object-count="0" meta:page-count="1" meta:paragraph-count="18" meta:word-count="377" meta:character-count="2635" meta:non-whitespace-character-count="2278"/>
    <dc:date>2011-12-28T01:40:40</dc:date>
    <dc:creator>Alexander </dc:creator>
    <meta:editing-duration>PT1M22S</meta:editing-duration>
    <meta:editing-cycles>1</meta:editing-cycles>
    <meta:generator>LibreOffice/3.4$Linux LibreOffice_project/340m1$Build-402</meta:generator>
  </office:meta>
</office:document-meta>
</file>